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nux Biolinum O" svg:font-family="'Linux Biolinum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nux Biolinum O" fo:font-size="14pt" officeooo:rsid="001ed10d" officeooo:paragraph-rsid="001ed10d" style:font-size-asian="14pt" style:font-size-complex="14pt"/>
    </style:style>
    <style:style style:name="P2" style:family="paragraph" style:parent-style-name="Standard">
      <style:text-properties style:font-name="Linux Biolinum O" fo:font-size="14pt" officeooo:rsid="001e149f" officeooo:paragraph-rsid="001e149f" style:font-size-asian="14pt" style:font-size-complex="14pt"/>
    </style:style>
    <style:style style:name="P3" style:family="paragraph" style:parent-style-name="Standard">
      <style:text-properties style:font-name="Linux Biolinum O" fo:font-size="14pt" officeooo:rsid="001f6f30" officeooo:paragraph-rsid="001f6f30" style:font-size-asian="14pt" style:font-size-complex="14pt"/>
    </style:style>
    <style:style style:name="P4" style:family="paragraph" style:parent-style-name="Standard">
      <style:text-properties style:font-name="Linux Biolinum O" fo:font-size="14pt" officeooo:rsid="001fc4f1" officeooo:paragraph-rsid="001fc4f1" style:font-size-asian="14pt" style:font-size-complex="14pt"/>
    </style:style>
    <style:style style:name="P5" style:family="paragraph" style:parent-style-name="Standard">
      <style:text-properties style:font-name="Linux Biolinum O" fo:font-size="14pt" officeooo:rsid="002054ef" officeooo:paragraph-rsid="002054ef" style:font-size-asian="14pt" style:font-size-complex="14pt"/>
    </style:style>
    <style:style style:name="P6" style:family="paragraph" style:parent-style-name="Standard">
      <style:text-properties style:font-name="Linux Biolinum O" fo:font-size="14pt" officeooo:rsid="0021ad8e" officeooo:paragraph-rsid="0021ad8e" style:font-size-asian="14pt" style:font-size-complex="14pt"/>
    </style:style>
    <style:style style:name="P7" style:family="paragraph" style:parent-style-name="Standard">
      <style:text-properties style:font-name="Linux Biolinum O" fo:font-size="14pt" officeooo:rsid="0021afab" officeooo:paragraph-rsid="0021afab" style:font-size-asian="14pt" style:font-size-complex="14pt"/>
    </style:style>
    <style:style style:name="P8" style:family="paragraph" style:parent-style-name="Standard">
      <style:text-properties style:font-name="Linux Biolinum O" fo:font-size="14pt" officeooo:rsid="0023813d" officeooo:paragraph-rsid="0023813d" style:font-size-asian="14pt" style:font-size-complex="14pt"/>
    </style:style>
    <style:style style:name="P9" style:family="paragraph" style:parent-style-name="Standard">
      <style:text-properties officeooo:paragraph-rsid="0021ad8e"/>
    </style:style>
    <style:style style:name="P10" style:family="paragraph" style:parent-style-name="Standard">
      <style:text-properties officeooo:paragraph-rsid="0021afab"/>
    </style:style>
    <style:style style:name="T1" style:family="text">
      <style:text-properties officeooo:rsid="001f6f30"/>
    </style:style>
    <style:style style:name="T2" style:family="text">
      <style:text-properties style:font-name="Linux Biolinum O" fo:font-size="14pt" officeooo:rsid="0021ad8e" style:font-size-asian="14pt" style:font-size-complex="14pt"/>
    </style:style>
    <style:style style:name="T3" style:family="text">
      <style:text-properties style:font-name="Linux Biolinum O" fo:font-size="14pt" officeooo:rsid="0021afab" style:font-size-asian="14pt" style:font-size-complex="14pt"/>
    </style:style>
    <style:style style:name="T4" style:family="text">
      <style:text-properties officeooo:rsid="0021afab"/>
    </style:style>
    <style:style style:name="T5" style:family="text">
      <style:text-properties fo:font-style="italic"/>
    </style:style>
    <style:style style:name="T6" style:family="text">
      <style:text-properties fo:font-style="italic" fo:font-weight="bold"/>
    </style:style>
    <style:style style:name="T7" style:family="text">
      <style:text-properties officeooo:rsid="00279e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portant: Replizierbarkeit!!!</text:p>
      <text:p text:style-name="P2"/>
      <text:p text:style-name="P2">Who are my users?</text:p>
      <text:p text:style-name="P2"/>
      <text:p text:style-name="P2">What are the crucial points made?</text:p>
      <text:p text:style-name="P2"/>
      <text:p text:style-name="P1">Scenarios:</text:p>
      <text:p text:style-name="P1">- personas need to be substantiated with a quote from a real person</text:p>
      <text:p text:style-name="P1">- what's important to them, what isn't, was bothers them</text:p>
      <text:p text:style-name="P1">- <text:span text:style-name="T1">2 szenarien pro persona</text:span></text:p>
      <text:p text:style-name="P1"/>
      <text:p text:style-name="P3">(induktiv/deduktiv): can also work from a hypothesis: first say what you expect, then try to prove with data</text:p>
      <text:p text:style-name="P3"/>
      <text:p text:style-name="P3">normen/gestaltungsprinzipien verfolgen</text:p>
      <text:p text:style-name="P3">erwartungen formulieren</text:p>
      <text:p text:style-name="P3"/>
      <text:p text:style-name="P3">nutzungskontext</text:p>
      <text:p text:style-name="P3"/>
      <text:p text:style-name="P3"/>
      <text:p text:style-name="P3">quantitavie fragen (multiple choice)</text:p>
      <text:p text:style-name="P3">mitgliederemeinungen relativieren sich weil jeder nur eine gleichgewichtete stimme hat</text:p>
      <text:p text:style-name="P3"/>
      <text:p text:style-name="P3">russische client editing bewerten lasse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Persona 1: <text:span text:style-name="T7">hard to convince user</text:span></text:p>
      <text:p text:style-name="P4"/>
      <text:p text:style-name="P4"><text:span text:style-name="T4">E</text:span>dit<text:span text:style-name="T4">s somethings</text:span></text:p>
      <text:p text:style-name="P7">deems a lot of himself </text:p>
      <text:p text:style-name="P4"><text:span text:style-name="T4">almost </text:span>more involved in community stuff</text:p>
      <text:p text:style-name="P4">strong opinions</text:p>
      <text:p text:style-name="P4">strong personal involvement</text:p>
      <text:p text:style-name="P4">very protective</text:p>
      <text:p text:style-name="P7">needs to feel in control</text:p>
      <text:p text:style-name="P10"><text:span text:style-name="T3">“</text:span>If you find (how ever) your way from the Wikipedia-Artikel Warszawa to Q270 - then what? If I would like to use the coordinates then what am I supposed to do? clicking on it? - no. edit? - no. Well so what? how? ? - <text:span text:style-name="T5">"the free encyclopedia that </text:span><text:span text:style-name="T6">anyone</text:span><text:span text:style-name="T5"> can edit."</text:span>...”</text:p>
      <text:p text:style-name="P4"/>
      <text:p text:style-name="P4"/>
      <text:p text:style-name="P4">Persona 2: <text:span text:style-name="T7">hard to reach user</text:span></text:p>
      <text:p text:style-name="P4"/>
      <text:p text:style-name="P8">hard to reach when reaching out to the community</text:p>
      <text:p text:style-name="P4">very much in a shell</text:p>
      <text:p text:style-name="P4">has a handful of pages that are being maintained rigorously</text:p>
      <text:p text:style-name="P4">not very aware of surrounding projects and changes unless personally affected</text:p>
      <text:p text:style-name="P4">rather uninterested in changes</text:p>
      <text:p text:style-name="P4">not reluctant towards them when useful and intuitive</text:p>
      <text:p text:style-name="P4"/>
      <text:p text:style-name="P4"/>
      <text:p text:style-name="P4">Persona 3: <text:span text:style-name="T7">willing user</text:span></text:p>
      <text:p text:style-name="P4"/>
      <text:p text:style-name="P4">involved in multiple wiki projects</text:p>
      <text:p text:style-name="P4">admin/editor on a larger scale</text:p>
      <text:p text:style-name="P5">want to see the projects grow and improve</text:p>
      <text:p text:style-name="P6"><text:a xlink:type="simple" xlink:href="https://www.wikidata.org/wiki/User:Montanabw" text:style-name="Internet_20_link" text:visited-style-name="Visited_20_Internet_20_Link">https://www.wikidata.org/wiki/User:Montanabw</text:a></text:p>
      <text:p text:style-name="P9"><text:span text:style-name="T2">“</text:span>In en-wiki, there is no way any ordinary editor would have the slightest clue when creating an article that wikidata even exists and even less than the slightest clue how to create it. I've been editing nine years, nothing to help me other than talk page chitchat and completely incomprehensible instructions. Wiki markup syntax is complex enough for non-programmers, to go to a different web site and input something is too steep a learning curve for me...“</text:p>
      <text:p text:style-name="P5"/>
      <text:p text:style-name="P4"/>
      <text:p text:style-name="P4"/>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nux Biolinum O" svg:font-family="'Linux Biolinum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3T12:23:00.859845142</meta:creation-date>
    <dc:date>2015-11-04T17:49:22.970516455</dc:date>
    <meta:editing-duration>PT1H22M54S</meta:editing-duration>
    <meta:editing-cycles>3</meta:editing-cycles>
    <meta:generator>LibreOffice/5.0.2.2$Linux_X86_64 LibreOffice_project/00m0$Build-2</meta:generator>
    <meta:document-statistic meta:table-count="0" meta:image-count="0" meta:object-count="0" meta:page-count="2" meta:paragraph-count="36" meta:word-count="319" meta:character-count="1987" meta:non-whitespace-character-count="1703"/>
  </office:meta>
</office:document-meta>
</file>